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b1b5" officeooo:paragraph-rsid="0010b1b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03dbd" officeooo:paragraph-rsid="00103db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4e50" officeooo:paragraph-rsid="00134e5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4f7a5" officeooo:paragraph-rsid="0024f7a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3dbd" officeooo:paragraph-rsid="00103db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9f735" officeooo:paragraph-rsid="0024f7a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34e50" officeooo:paragraph-rsid="00134e5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134e50" officeooo:paragraph-rsid="0010b1b5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italic" fo:font-weight="normal" officeooo:rsid="0016d091" officeooo:paragraph-rsid="0016d091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italic" fo:font-weight="bold" officeooo:rsid="0016b429" officeooo:paragraph-rsid="0016b429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16b429" officeooo:paragraph-rsid="0016b429" style:font-style-asian="normal" style:font-weight-asian="bold" style:font-style-complex="normal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fo:font-weight="bold" officeooo:rsid="0016d091" officeooo:paragraph-rsid="002e0ac1" style:font-style-asian="normal" style:font-weight-asian="bold" style:font-style-complex="normal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fo:font-weight="bold" officeooo:rsid="0017c936" officeooo:paragraph-rsid="002e0ac1" style:font-style-asian="normal" style:font-weight-asian="bold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fo:font-weight="bold" officeooo:rsid="0019f735" officeooo:paragraph-rsid="0019f735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24f7a5" officeooo:paragraph-rsid="0024f7a5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19" style:family="paragraph" style:parent-style-name="Standard" style:list-style-name="L3">
      <style:paragraph-properties fo:text-align="justify" style:justify-single-word="false"/>
      <style:text-properties fo:font-style="normal" fo:font-weight="bold" officeooo:rsid="002e0ac1" officeooo:paragraph-rsid="002e0ac1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7c936" officeooo:paragraph-rsid="0017c93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normal" fo:font-weight="normal" officeooo:rsid="0019f735" officeooo:paragraph-rsid="0019f73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4f7a5" officeooo:paragraph-rsid="0024f7a5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font-style="normal" fo:font-weight="normal" officeooo:rsid="0025abcb" officeooo:paragraph-rsid="0025abcb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26c075" officeooo:paragraph-rsid="0026c075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2e0ac1" officeooo:paragraph-rsid="002e0ac1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tyle="normal" fo:font-weight="normal" officeooo:rsid="002e54a4" officeooo:paragraph-rsid="002e54a4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2e0ac1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16d091" officeooo:paragraph-rsid="0016d091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bold" officeooo:rsid="0017c936" officeooo:paragraph-rsid="0017c936" style:font-weight-asian="bold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normal" officeooo:rsid="0017c936" officeooo:paragraph-rsid="0017c936" style:font-weight-asian="normal" style:font-weight-complex="normal"/>
    </style:style>
    <style:style style:name="T1" style:family="text">
      <style:text-properties officeooo:rsid="0012928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34e5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c7e9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d091" style:font-style-asian="normal" style:font-style-complex="normal"/>
    </style:style>
    <style:style style:name="T7" style:family="text">
      <style:text-properties fo:font-style="normal" officeooo:rsid="0017c936" style:font-style-asian="normal" style:font-style-complex="normal"/>
    </style:style>
    <style:style style:name="T8" style:family="text">
      <style:text-properties fo:font-style="normal" officeooo:rsid="0024f7a5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34e5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c7e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6d09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7c936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c07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e0ac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3fe2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6d091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7c936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4f7a5" style:font-style-asian="normal" style:font-weight-asian="bold" style:font-style-complex="normal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5c7e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tocolo do mapeamento sistemático</text:p>
      <text:p text:style-name="P3"/>
      <text:p text:style-name="P4">Foco da pesquisa: <text:span text:style-name="T21">Identificar se um gene é o não </text:span><text:span text:style-name="T22">candidato à ser </text:span><text:span text:style-name="T2">Housekeeping </text:span><text:span text:style-name="T11">baseado </text:span><text:span text:style-name="T16">na utilização de redes</text:span><text:span text:style-name="T11"> </text:span><text:span text:style-name="T4">GAN’s.</text:span></text:p>
      <text:p text:style-name="P9"/>
      <text:p text:style-name="P2"><text:span text:style-name="T1">Questão de pesquisa: <text:s/></text:span><text:span text:style-name="T10">Será que o gene é <text:s/>um gene </text:span><text:span text:style-name="T11">candidato à ser </text:span><text:span text:style-name="T3">HouseKeeping?</text:span></text:p>
      <text:p text:style-name="P10"/>
      <text:p text:style-name="P7">String<text:span text:style-name="T21"> </text:span><text:span text:style-name="T5">de busca:</text:span></text:p>
      <text:p text:style-name="P13"/>
      <text:list xml:id="list1537727689" text:style-name="L1">
        <text:list-item>
          <text:p text:style-name="P12"><text:span text:style-name="T5">Passo 1 </text:span><text:span text:style-name="T6">(termos-chave)</text:span><text:span text:style-name="T5">: </text:span><text:span text:style-name="T9">gene, candidato, </text:span><text:span text:style-name="T21">HouseKeeping</text:span></text:p>
          <text:p text:style-name="P11"/>
        </text:list-item>
        <text:list-item>
          <text:p text:style-name="P14">Passo 2 (sinônimos): </text:p>
          <text:list>
            <text:list-item>
              <text:p text:style-name="P30"><text:span text:style-name="T18">gene</text:span><text:span text:style-name="T12">: </text:span><text:span text:style-name="T13">DNA</text:span><text:span text:style-name="T12">, genético, gênico</text:span></text:p>
            </text:list-item>
            <text:list-item>
              <text:p text:style-name="P31"><text:span text:style-name="T17">candidato</text:span><text:span text:style-name="T9">: competidor, pretendente, postulante, aspirante, pretendedor, solicitante, proponente.</text:span></text:p>
            </text:list-item>
            <text:list-item>
              <text:p text:style-name="P32"><text:span text:style-name="T5">HouseKeeping:</text:span><text:span text:style-name="T9"> constitutivo, integrante, característico, peculiar, distintivo, típico.</text:span></text:p>
            </text:list-item>
          </text:list>
        </text:list-item>
      </text:list>
      <text:p text:style-name="P20"/>
      <text:list xml:id="list173238646484759" text:continue-numbering="true" text:style-name="L1">
        <text:list-item>
          <text:p text:style-name="P15">Passo 3 (operador OR):</text:p>
          <text:list>
            <text:list-item>
              <text:p text:style-name="P30"><text:span text:style-name="T13">gen </text:span><text:span text:style-name="T19">OR</text:span><text:span text:style-name="T13"> DNA </text:span><text:span text:style-name="T19">OR</text:span><text:span text:style-name="T13"> genético </text:span><text:span text:style-name="T19">OR</text:span><text:span text:style-name="T13"> gênico</text:span></text:p>
            </text:list-item>
            <text:list-item>
              <text:p text:style-name="P33"><text:span text:style-name="T5">competidor </text:span><text:span text:style-name="T17">OR</text:span><text:span text:style-name="T5"> pretendente </text:span><text:span text:style-name="T17">OR</text:span><text:span text:style-name="T5"> postulante </text:span><text:span text:style-name="T17">OR</text:span><text:span text:style-name="T5"> aspirante </text:span><text:span text:style-name="T17">OR</text:span><text:span text:style-name="T5"> pretendedor </text:span><text:span text:style-name="T17">OR</text:span><text:span text:style-name="T5"> solicitante </text:span><text:span text:style-name="T17">OR</text:span><text:span text:style-name="T5"> proponente.</text:span></text:p>
            </text:list-item>
            <text:list-item>
              <text:p text:style-name="P33"><text:span text:style-name="T5">Housekeeping </text:span><text:span text:style-name="T17">OR</text:span><text:span text:style-name="T5"> constitutivo </text:span><text:span text:style-name="T17">OR</text:span><text:span text:style-name="T5"> integrante </text:span><text:span text:style-name="T17">OR</text:span><text:span text:style-name="T5"> característico </text:span><text:span text:style-name="T17">OR</text:span><text:span text:style-name="T5"> peculiar </text:span><text:span text:style-name="T17">OR</text:span><text:span text:style-name="T5"> distintivo </text:span><text:span text:style-name="T17">OR</text:span><text:span text:style-name="T5"> típico.</text:span></text:p>
            </text:list-item>
          </text:list>
        </text:list-item>
      </text:list>
      <text:p text:style-name="P21"/>
      <text:list xml:id="list173239304729294" text:continue-numbering="true" text:style-name="L1">
        <text:list-item>
          <text:p text:style-name="P16">Passo 4 (operador AND):</text:p>
        </text:list-item>
      </text:list>
      <text:p text:style-name="P22"><text:tab/></text:p>
      <text:p text:style-name="P8"><text:span text:style-name="T17">(</text:span><text:span text:style-name="T7">gen </text:span><text:span text:style-name="T19">OR</text:span><text:span text:style-name="T7"> DNA </text:span><text:span text:style-name="T19">OR</text:span><text:span text:style-name="T7"> genético </text:span><text:span text:style-name="T19">OR</text:span><text:span text:style-name="T7"> gênico </text:span><text:span text:style-name="T20">OR</text:span><text:span text:style-name="T8"> gen*</text:span><text:span text:style-name="T17">) AND</text:span></text:p>
      <text:p text:style-name="P8"><text:span text:style-name="T17">(</text:span><text:span text:style-name="T7">competidor </text:span><text:span text:style-name="T19">OR</text:span><text:span text:style-name="T7"> pretendente </text:span><text:span text:style-name="T19">OR</text:span><text:span text:style-name="T7"> postulante </text:span><text:span text:style-name="T19">OR</text:span><text:span text:style-name="T7"> aspirante </text:span><text:span text:style-name="T19">OR</text:span><text:span text:style-name="T7"> pretendedor </text:span><text:span text:style-name="T19">OR</text:span><text:span text:style-name="T7"> solicitante </text:span><text:span text:style-name="T19">OR</text:span><text:span text:style-name="T7"> proponente</text:span><text:span text:style-name="T17">) AND</text:span></text:p>
      <text:p text:style-name="P8"><text:span text:style-name="T17">(</text:span><text:span text:style-name="T7">Housekeeping </text:span><text:span text:style-name="T19">OR</text:span><text:span text:style-name="T7"> constitutivo </text:span><text:span text:style-name="T19">OR</text:span><text:span text:style-name="T7"> integrante </text:span><text:span text:style-name="T19">OR</text:span><text:span text:style-name="T7"> característico </text:span><text:span text:style-name="T19">OR</text:span><text:span text:style-name="T7"> peculiar </text:span><text:span text:style-name="T19">OR</text:span><text:span text:style-name="T7"> distintivo </text:span><text:span text:style-name="T19">OR</text:span><text:span text:style-name="T7"> típico</text:span><text:span text:style-name="T17">)</text:span></text:p>
      <text:p text:style-name="P23"/>
      <text:p text:style-name="P5"><text:span text:style-name="T5">Bases de dados: </text:span><text:span text:style-name="T14">As seguintes bases de dados são escolhidas já que são as bases nas quais são publicados mais artigos que </text:span><text:span text:style-name="T15">tentam</text:span><text:span text:style-name="T14"> com inteligencia artificial.</text:span></text:p>
      <text:p text:style-name="P17"/>
      <text:list xml:id="list3517251021" text:style-name="L2">
        <text:list-item>
          <text:p text:style-name="P24">IEEE</text:p>
        </text:list-item>
        <text:list-item>
          <text:p text:style-name="P24">Springer Link</text:p>
        </text:list-item>
        <text:list-item>
          <text:p text:style-name="P25">NIPS (Nueral Information Processing Systems)</text:p>
        </text:list-item>
      </text:list>
      <text:p text:style-name="P26"/>
      <text:p text:style-name="P18">Critérios de inclusão e exclusão:</text:p>
      <text:p text:style-name="P18"/>
      <text:list xml:id="list2539314386" text:style-name="L3">
        <text:list-item>
          <text:p text:style-name="P19">Inclusão: </text:p>
          <text:list>
            <text:list-item>
              <text:p text:style-name="P27">Tem que estar escritos em português, espanhol ou inglês.</text:p>
            </text:list-item>
            <text:list-item>
              <text:p text:style-name="P27">Tem que ter resultados comparáveis.</text:p>
            </text:list-item>
            <text:list-item>
              <text:p text:style-name="P27">Tem que ter as palavras chaves.</text:p>
            </text:list-item>
          </text:list>
        </text:list-item>
      </text:list>
      <text:p text:style-name="P28"/>
      <text:list xml:id="list173237876569533" text:continue-numbering="true" text:style-name="L3">
        <text:list-item>
          <text:p text:style-name="P19">Exclusão:</text:p>
          <text:list>
            <text:list-item>
              <text:p text:style-name="P27">Trabalhos publicados antes do ano 2014.</text:p>
            </text:list-item>
            <text:list-item>
              <text:p text:style-name="P29">Trabalhos que não empreguem métodos de inteligencia artificial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666666" officeooo:rsid="00134e50" officeooo:paragraph-rsid="00134e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9:40:22.907902303</meta:creation-date>
    <dc:date>2019-09-17T17:32:37.261021494</dc:date>
    <meta:editing-duration>PT54M4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247" meta:character-count="1581" meta:non-whitespace-character-count="1380"/>
  </office:meta>
</office:document-meta>
</file>